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16.14mm" svg:y="65.19mm">
            <draw:object draw:notify-on-update-of-ranges="Tabelle1.A3:Tabelle1.A3 Tabelle1.A3:Tabelle1.A13 Tabelle1.B3:Tabelle1.B13 Tabelle1.G3:Tabelle1.G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2.4mm" svg:height="104.19mm" svg:x="14.6mm" svg:y="159.1mm">
            <draw:object draw:notify-on-update-of-ranges="Raw.A10:Raw.A14 Raw.B10:Raw.B14 Filter.B10:Filter.B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60.37mm" svg:height="67.34mm" svg:x="22.59mm" svg:y="266.43mm">
            <draw:object draw:notify-on-update-of-ranges="Raw.A2:Raw.A8 Raw.B2:Raw.B9 Filter.B2:Filter.B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raw</text:p>
          </table:table-cell>
          <table:covered-table-cell table:number-columns-repeated="3"/>
          <table:table-cell table:style-name="ce1" office:value-type="string" calcext:value-type="string" table:number-columns-spanned="5" table:number-rows-spanned="1">
            <text:p>filtered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Median Citations</text:p>
          </table:table-cell>
          <table:table-cell office:value-type="string" calcext:value-type="string">
            <text:p><text:s/>Min Citations</text:p>
          </table:table-cell>
          <table:table-cell office:value-type="string" calcext:value-type="string">
            <text:p><text:s/>Max Citation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Median Citations</text:p>
          </table:table-cell>
          <table:table-cell office:value-type="string" calcext:value-type="string">
            <text:p><text:s/>Min Citations</text:p>
          </table:table-cell>
          <table:table-cell office:value-type="string" calcext:value-type="string">
            <text:p><text:s/>Max Citations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20.0</text:p>
          </table:table-cell>
          <table:table-cell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 office:value-type="float" office:value="2010" calcext:value-type="float">
            <text:p>20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69.0</text:p>
          </table:table-cell>
          <table:table-cell office:value-type="float" office:value="2" calcext:value-type="float">
            <text:p>2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5.0</text:p>
          </table:table-cell>
          <table:table-cell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 office:value-type="float" office:value="2011" calcext:value-type="float">
            <text:p>20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23.5</text:p>
          </table:table-cell>
          <table:table-cell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6.0</text:p>
          </table:table-cell>
          <table:table-cell office:value-type="float" office:value="0" calcext:value-type="float">
            <text:p>0</text:p>
          </table:table-cell>
          <table:table-cell office:value-type="float" office:value="7227" calcext:value-type="float">
            <text:p>7227</text:p>
          </table:table-cell>
          <table:table-cell office:value-type="float" office:value="2012" calcext:value-type="float">
            <text:p>20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25.0</text:p>
          </table:table-cell>
          <table:table-cell office:value-type="float" office:value="0" calcext:value-type="float">
            <text:p>0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8.0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2013" calcext:value-type="float">
            <text:p>20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44.0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8.0</text:p>
          </table:table-cell>
          <table:table-cell office:value-type="float" office:value="0" calcext:value-type="float">
            <text:p>0</text:p>
          </table:table-cell>
          <table:table-cell office:value-type="float" office:value="1482" calcext:value-type="float">
            <text:p>1482</text:p>
          </table:table-cell>
          <table:table-cell office:value-type="float" office:value="2014" calcext:value-type="float">
            <text:p>20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24.0</text:p>
          </table:table-cell>
          <table:table-cell office:value-type="float" office:value="0" calcext:value-type="float">
            <text:p>0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<text:s/>7.0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office:value-type="float" office:value="2015" calcext:value-type="float">
            <text:p>20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21.5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/>3.0</text:p>
          </table:table-cell>
          <table:table-cell office:value-type="float" office:value="0" calcext:value-type="float">
            <text:p>0</text:p>
          </table:table-cell>
          <table:table-cell office:value-type="float" office:value="3317" calcext:value-type="float">
            <text:p>3317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23.5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/>4.0</text:p>
          </table:table-cell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office:value-type="float" office:value="2017" calcext:value-type="float">
            <text:p>201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16.0</text:p>
          </table:table-cell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/>3.0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2018" calcext:value-type="float">
            <text:p>201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10.5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/>2.0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019" calcext:value-type="float">
            <text:p>201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5.0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<text:s/>0.0</text:p>
          </table:table-cell>
          <table:table-cell office:value-type="float" office:value="0" calcext:value-type="float">
            <text:p>0</text:p>
          </table:table-cell>
          <table:table-cell office:value-type="float" office:value="1639" calcext:value-type="float">
            <text:p>1639</text:p>
          </table:table-cell>
          <table:table-cell office:value-type="float" office:value="2020" calcext:value-type="float">
            <text:p>202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/>0.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table:formula="of:=SUM([.B3:.B13])" office:value-type="float" office:value="3162" calcext:value-type="float">
            <text:p>3162</text:p>
          </table:table-cell>
          <table:table-cell table:number-columns-repeated="4"/>
          <table:table-cell table:formula="of:=SUM([.G3:.G13])" office:value-type="float" office:value="1102" calcext:value-type="float">
            <text:p>1102</text:p>
          </table:table-cell>
          <table:table-cell table:number-columns-repeated="3"/>
        </table:table-row>
      </table:table>
      <table:table table:name="Filter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lassifier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Median Citations</text:p>
          </table:table-cell>
          <table:table-cell office:value-type="string" calcext:value-type="string">
            <text:p><text:s/>Min Citations</text:p>
          </table:table-cell>
          <table:table-cell office:value-type="string" calcext:value-type="string">
            <text:p><text:s/>Max Citations</text:p>
          </table:table-cell>
        </table:table-row>
        <table:table-row table:style-name="ro1">
          <table:table-cell office:value-type="string" calcext:value-type="string">
            <text:p>article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<text:s/>13.0</text:p>
          </table:table-cell>
          <table:table-cell office:value-type="float" office:value="0" calcext:value-type="float">
            <text:p>0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2.0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inboo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collec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1.5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inproceeding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<text:s/>3.0</text:p>
          </table:table-cell>
          <table:table-cell office:value-type="float" office:value="0" calcext:value-type="float">
            <text:p>0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.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en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dthesis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m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7.0</text:p>
          </table:table-cell>
          <table:table-cell office:value-type="float" office:value="0" calcext:value-type="float">
            <text:p>0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ieee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4.0</text:p>
          </table:table-cell>
          <table:table-cell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iencedirect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/>18.5</text:p>
          </table:table-cell>
          <table:table-cell office:value-type="float" office:value="0" calcext:value-type="float">
            <text:p>0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string" calcext:value-type="string">
            <text:p>springer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<text:s/>4.0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</table:table-row>
      </table:table>
      <table:table table:name="Raw" table:style-name="ta1">
        <table:shapes>
          <draw:frame draw:z-index="0" draw:style-name="gr1" draw:text-style-name="P1" svg:width="104.08mm" svg:height="66.16mm" svg:x="133.71mm" svg:y="69.11mm">
            <draw:object draw:notify-on-update-of-ranges="Raw.A10:Raw.A14 Raw.B10:Raw.B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0.31mm" svg:height="67.34mm" svg:x="136.83mm" svg:y="0mm">
            <draw:object draw:notify-on-update-of-ranges="Raw.A1:Raw.A1 Raw.A2:Raw.A8 Raw.B1:Raw.B1 Raw.B2:Raw.B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lassifier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Median Citations</text:p>
          </table:table-cell>
          <table:table-cell office:value-type="string" calcext:value-type="string">
            <text:p><text:s/>Min Citations</text:p>
          </table:table-cell>
          <table:table-cell office:value-type="string" calcext:value-type="string">
            <text:p><text:s/>Max Citations</text:p>
          </table:table-cell>
        </table:table-row>
        <table:table-row table:style-name="ro1">
          <table:table-cell office:value-type="string" calcext:value-type="string">
            <text:p>article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<text:s/>2.0</text:p>
          </table:table-cell>
          <table:table-cell office:value-type="float" office:value="0" calcext:value-type="float">
            <text:p>0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1.0</text:p>
          </table:table-cell>
          <table:table-cell office:value-type="float" office:value="0" calcext:value-type="float">
            <text:p>0</text:p>
          </table:table-cell>
          <table:table-cell office:value-type="float" office:value="7227" calcext:value-type="float">
            <text:p>7227</text:p>
          </table:table-cell>
        </table:table-row>
        <table:table-row table:style-name="ro1">
          <table:table-cell office:value-type="string" calcext:value-type="string">
            <text:p>inbook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collec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1.0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inproceedings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<text:s/>3.0</text:p>
          </table:table-cell>
          <table:table-cell office:value-type="float" office:value="0" calcext:value-type="float">
            <text:p>0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misc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0.0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paten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dthesi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/>0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cm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7.0</text:p>
          </table:table-cell>
          <table:table-cell office:value-type="float" office:value="0" calcext:value-type="float">
            <text:p>0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ieee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4.0</text:p>
          </table:table-cell>
          <table:table-cell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<text:s/>0.0</text:p>
          </table:table-cell>
          <table:table-cell office:value-type="float" office:value="0" calcext:value-type="float">
            <text:p>0</text:p>
          </table:table-cell>
          <table:table-cell office:value-type="float" office:value="7227" calcext:value-type="float">
            <text:p>7227</text:p>
          </table:table-cell>
        </table:table-row>
        <table:table-row table:style-name="ro1">
          <table:table-cell office:value-type="string" calcext:value-type="string">
            <text:p>sciencedirect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/>18.5</text:p>
          </table:table-cell>
          <table:table-cell office:value-type="float" office:value="0" calcext:value-type="float">
            <text:p>0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string" calcext:value-type="string">
            <text:p>springer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<text:s/>4.0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6T14:57:56.026337517</meta:creation-date>
    <dc:date>2021-02-26T20:11:44.920014176</dc:date>
    <meta:editing-duration>PT2H33M22S</meta:editing-duration>
    <meta:editing-cycles>2</meta:editing-cycles>
    <meta:generator>LibreOffice/6.0.7.3$Linux_X86_64 LibreOffice_project/00m0$Build-3</meta:generator>
    <meta:document-statistic meta:table-count="3" meta:cell-count="26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24cm" svg:y="3.952cm" style:legend-expansion="high" chart:style-name="ch2"/>
        <chart:plot-area chart:style-name="ch3" table:cell-range-address="Tabelle1.A3:Tabelle1.B13 Tabelle1.G3:Tabelle1.G13" chart:data-source-has-labels="both" svg:x="0.32cm" svg:y="0.18cm" svg:width="12.984cm" svg:height="8.64cm">
          <chartooo:coordinate-region svg:x="1.127cm" svg:y="0.379cm" svg:width="11.805cm" svg:height="7.794cm"/>
          <chart:axis chart:dimension="x" chart:name="primary-x" chart:style-name="ch4" chartooo:axis-type="auto">
            <chartooo:date-scale/>
            <chart:categories table:cell-range-address="Tabelle1.A3:Tabelle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B3:Tabelle1.B13" loext:label-string="raw" chart:class="chart:line">
            <chart:data-point chart:repeated="11"/>
          </chart:series>
          <chart:series chart:style-name="ch7" chart:values-cell-range-address="Tabelle1.G3:Tabelle1.G13" loext:label-string="filtered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w</text:p>
              </table:table-cell>
              <table:table-cell office:value-type="string">
                <text:p>filtered</text:p>
              </table:table-cell>
            </table:table-row>
          </table:table-header-rows>
          <table:table-rows>
            <table:table-row>
              <table:table-cell office:value-type="float" office:value="2010">
                <text:p>2010</text:p>
                <draw:g>
                  <svg:desc>Tabelle1.A3:Tabelle1.A13</svg:desc>
                </draw:g>
              </table:table-cell>
              <table:table-cell office:value-type="float" office:value="53">
                <text:p>53</text:p>
                <draw:g>
                  <svg:desc>Tabelle1.B3:Tabelle1.B13</svg:desc>
                </draw:g>
              </table:table-cell>
              <table:table-cell office:value-type="float" office:value="25">
                <text:p>25</text:p>
                <draw:g>
                  <svg:desc>Tabelle1.G3:Tabelle1.G13</svg:desc>
                </draw:g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83">
                <text:p>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15">
                <text:p>1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11">
                <text:p>1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49">
                <text:p>14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42">
                <text:p>2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301">
                <text:p>3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22">
                <text:p>3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410">
                <text:p>4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603">
                <text:p>60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773">
                <text:p>773</text:p>
              </table:table-cell>
              <table:table-cell office:value-type="float" office:value="278">
                <text:p>2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value-and-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data-label-number="value-and-percentage" chart:data-label-text="fals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chart-properties chart:solid-type="cuboid" chart:pie-offset="7"/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409cm" svg:height="6.617cm" xlink:href=".." xlink:type="simple" chart:class="chart:circle" chart:style-name="ch1">
        <chart:legend chart:legend-position="end" svg:x="7.617cm" svg:y="2.013cm" style:legend-expansion="high" chart:style-name="ch2"/>
        <chart:plot-area chart:style-name="ch3" table:cell-range-address="Raw.A10:Raw.B14" chart:data-source-has-labels="column" svg:x="1.538cm" svg:y="-0.295cm" svg:width="6.189cm" svg:height="7.183cm">
          <chartooo:coordinate-region svg:x="1.6cm" svg:y="0.514cm" svg:width="5.202cm" svg:height="5.4cm"/>
          <chart:axis chart:dimension="x" chart:name="primary-x" chart:style-name="ch4" chartooo:axis-type="auto">
            <chartooo:date-scale/>
            <chart:categories table:cell-range-address="Raw.A10:Raw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w.B10:Raw.B1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acm</text:p>
                <draw:g>
                  <svg:desc>Raw.A10:Raw.A14</svg:desc>
                </draw:g>
              </table:table-cell>
              <table:table-cell office:value-type="float" office:value="166">
                <text:p>166</text:p>
                <draw:g>
                  <svg:desc>Raw.B10:Raw.B14</svg:desc>
                </draw:g>
              </table:table-cell>
            </table:table-row>
            <table:table-row>
              <table:table-cell office:value-type="string">
                <text:p>ieee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sciencedirect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springer</text:p>
              </table:table-cell>
              <table:table-cell office:value-type="float" office:value="314">
                <text:p>3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32cm" svg:height="6.735cm" xlink:href=".." xlink:type="simple" chart:class="chart:bar" chart:style-name="ch1">
        <chart:plot-area chart:style-name="ch2" table:cell-range-address="Raw.A1:Raw.B8" chart:data-source-has-labels="both" svg:x="0.18cm" svg:y="0.134cm" svg:width="8.672cm" svg:height="6.467cm">
          <chartooo:coordinate-region svg:x="2.548cm" svg:y="0.134cm" svg:width="5.932cm" svg:height="5.82cm"/>
          <chart:axis chart:dimension="x" chart:name="primary-x" chart:style-name="ch3" chartooo:axis-type="auto">
            <chartooo:date-scale/>
            <chart:categories table:cell-range-address="Raw.A2:Raw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aw.B2:Raw.B8" chart:label-cell-address="Raw.B1:Raw.B1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unt</text:p>
                <draw:g>
                  <svg:desc>Raw.B1:Raw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ticle</text:p>
                <draw:g>
                  <svg:desc>Raw.A2:Raw.A8</svg:desc>
                </draw:g>
              </table:table-cell>
              <table:table-cell office:value-type="float" office:value="2088">
                <text:p>2088</text:p>
                <draw:g>
                  <svg:desc>Raw.B2:Raw.B8</svg:desc>
                </draw:g>
              </table:table-cell>
            </table:table-row>
            <table:table-row>
              <table:table-cell office:value-type="string">
                <text:p>book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inboo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collection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inproceedings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misc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patent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value-and-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data-label-number="value-and-percentage" chart:data-label-text="fals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 style:data-style-name="N0">
      <style:chart-properties loext:label-stroke-color="#3465a4" chart:link-data-style-to-source="true" chart:data-label-number="value-and-percentage" chart:data-label-text="false" chart:data-label-symbol="false">
        <chart:label-separator>
          <text:p><text:line-break/></text:p>
        </chart:label-separator>
      </style:chart-properties>
      <style:graphic-properties draw:stroke="none" draw:fill-color="#ff420e"/>
      <style:text-properties fo:font-size="10pt" style:font-size-asian="10pt" style:font-size-complex="10pt"/>
    </style:style>
    <style:style style:name="ch14" style:family="chart">
      <style:graphic-properties draw:fill-color="#004586"/>
    </style:style>
    <style:style style:name="ch15" style:family="chart">
      <style:graphic-properties draw:fill-color="#ff420e"/>
    </style:style>
    <style:style style:name="ch16" style:family="chart">
      <style:graphic-properties draw:fill-color="#ffd320"/>
    </style:style>
    <style:style style:name="ch17" style:family="chart">
      <style:graphic-properties draw:fill-color="#579d1c"/>
    </style:style>
    <style:style style:name="ch18" style:family="chart">
      <style:graphic-properties draw:fill-color="#7e0021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241cm" svg:height="10.42cm" xlink:href=".." xlink:type="simple" chart:class="chart:circle" chart:style-name="ch1">
        <chart:legend chart:legend-position="end" svg:x="12.449cm" svg:y="3.915cm" style:legend-expansion="high" chart:style-name="ch2"/>
        <chart:plot-area chart:style-name="ch3" table:cell-range-address="Raw.A10:Raw.B14 Filter.B10:Filter.B14" chart:data-source-has-labels="both" svg:x="2.341cm" svg:y="0.36cm" svg:width="8.324cm" svg:height="9.37cm">
          <chartooo:coordinate-region svg:x="2.342cm" svg:y="0.809cm" svg:width="7.616cm" svg:height="8.503cm"/>
          <chart:axis chart:dimension="x" chart:name="primary-x" chart:style-name="ch4" chartooo:axis-type="auto">
            <chartooo:date-scale/>
            <chart:categories table:cell-range-address="Raw.A10:Raw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w.B10:Raw.B14" loext:label-string="raw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3" chart:values-cell-range-address="Filter.B10:Filter.B14" loext:label-string="filtered" chart:class="chart:circle"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w</text:p>
              </table:table-cell>
              <table:table-cell office:value-type="string">
                <text:p>filtered</text:p>
              </table:table-cell>
            </table:table-row>
          </table:table-header-rows>
          <table:table-rows>
            <table:table-row>
              <table:table-cell office:value-type="string">
                <text:p>acm</text:p>
                <draw:g>
                  <svg:desc>Raw.A10:Raw.A14</svg:desc>
                </draw:g>
              </table:table-cell>
              <table:table-cell office:value-type="float" office:value="166">
                <text:p>166</text:p>
                <draw:g>
                  <svg:desc>Raw.B10:Raw.B14</svg:desc>
                </draw:g>
              </table:table-cell>
              <table:table-cell office:value-type="float" office:value="166">
                <text:p>166</text:p>
                <draw:g>
                  <svg:desc>Filter.B10:Filter.B14</svg:desc>
                </draw:g>
              </table:table-cell>
            </table:table-row>
            <table:table-row>
              <table:table-cell office:value-type="string">
                <text:p>ieee</text:p>
              </table:table-cell>
              <table:table-cell office:value-type="float" office:value="282">
                <text:p>28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2060">
                <text:p>2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ciencedirect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springer</text:p>
              </table:table-cell>
              <table:table-cell office:value-type="float" office:value="314">
                <text:p>314</text:p>
              </table:table-cell>
              <table:table-cell office:value-type="float" office:value="314">
                <text:p>3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38cm" svg:height="6.735cm" xlink:href=".." xlink:type="simple" chart:class="chart:bar" chart:style-name="ch1">
        <chart:legend chart:legend-position="end" svg:x="14.251cm" svg:y="2.819cm" style:legend-expansion="high" chart:style-name="ch2"/>
        <chart:plot-area chart:style-name="ch3" table:cell-range-address="Raw.A2:Raw.A8 Raw.B2:Raw.B9 Filter.B2:Filter.B9" chart:data-source-has-labels="both" svg:x="0.32cm" svg:y="0.134cm" svg:width="13.611cm" svg:height="6.467cm">
          <chartooo:coordinate-region svg:x="2.688cm" svg:y="0.134cm" svg:width="10.871cm" svg:height="5.82cm"/>
          <chart:axis chart:dimension="x" chart:name="primary-x" chart:style-name="ch4" chartooo:axis-type="auto">
            <chartooo:date-scale/>
            <chart:categories table:cell-range-address="Raw.A2:Raw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w.B2:Raw.B9" loext:label-string="raw" chart:class="chart:bar">
            <chart:data-point chart:repeated="8"/>
          </chart:series>
          <chart:series chart:style-name="ch8" chart:values-cell-range-address="Filter.B2:Filter.B9" loext:label-string="filtered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w</text:p>
              </table:table-cell>
              <table:table-cell office:value-type="string">
                <text:p>filtered</text:p>
              </table:table-cell>
            </table:table-row>
          </table:table-header-rows>
          <table:table-rows>
            <table:table-row>
              <table:table-cell office:value-type="string">
                <text:p>article</text:p>
                <draw:g>
                  <svg:desc>Raw.A2:Raw.A8</svg:desc>
                </draw:g>
              </table:table-cell>
              <table:table-cell office:value-type="float" office:value="2088">
                <text:p>2088</text:p>
                <draw:g>
                  <svg:desc>Raw.B2:Raw.B9</svg:desc>
                </draw:g>
              </table:table-cell>
              <table:table-cell office:value-type="float" office:value="628">
                <text:p>628</text:p>
                <draw:g>
                  <svg:desc>Filter.B2:Filter.B9</svg:desc>
                </draw:g>
              </table:table-cell>
            </table:table-row>
            <table:table-row>
              <table:table-cell office:value-type="string">
                <text:p>book</text:p>
              </table:table-cell>
              <table:table-cell office:value-type="float" office:value="51">
                <text:p>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nboo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collection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inproceedings</text:p>
              </table:table-cell>
              <table:table-cell office:value-type="float" office:value="547">
                <text:p>54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misc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ten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